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128C56940C469AA1786.png" manifest:media-type="image/png"/>
  <manifest:file-entry manifest:full-path="Pictures/100320130000294600001E8FE57DECCF3FC1A1B3.svg" manifest:media-type="image/svg+xml"/>
  <manifest:file-entry manifest:full-path="Pictures/10004DC400002CF20000112A4511FC4BA139EFF7.svg" manifest:media-type="image/svg+xml"/>
  <manifest:file-entry manifest:full-path="Pictures/10000201000001B3000000C48F038EBD608CBF87.png" manifest:media-type="image/png"/>
  <manifest:file-entry manifest:full-path="Pictures/10007D9000002CF20000143E199D832ACA6D5C6D.svg" manifest:media-type="image/svg+xml"/>
  <manifest:file-entry manifest:full-path="Pictures/10000201000001B3000000A63EA60F5EA1EE59E2.png" manifest:media-type="image/png"/>
  <manifest:file-entry manifest:full-path="Pictures/10000201000000FA000000AE97E1589EFF0DBCFF.png" manifest:media-type="image/png"/>
  <manifest:file-entry manifest:full-path="Pictures/10000201000000D4000000D4FC5A1EF44589B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8.981cm" fo:min-width="1.5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3.304cm" fo:min-width="6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1.006cm, 0.682cm, 1.499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37cm" fo:min-width="2.6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56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2cm, 1.001cm, 0.501cm, 1.504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057cm" fo:min-width="1.9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2.56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4.25cm" fo:min-width="5.2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3465a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3465a4" draw:opacity="100%" draw:opacity-name="" dr3d:vertical-segments="16" dr3d:close-front="true" dr3d:close-back="true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4586" loext:opacity="100%"/>
    </style:style>
    <style:style style:name="P8" style:family="paragraph">
      <loext:graphic-properties draw:fill="none"/>
      <style:paragraph-properties fo:text-align="center" style:writing-mode="lr-tb"/>
      <style:text-properties fo:color="#004586" loext:opacity="100%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00458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6" draw:style-name="gr1" draw:text-style-name="P1" draw:layer="layout" svg:width="1.832cm" svg:height="1.899cm" svg:x="7.248cm" svg:y="1.285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0" draw:style-name="gr1" draw:text-style-name="P1" draw:layer="layout" svg:width="1.832cm" svg:height="1.899cm" svg:x="7.348cm" svg:y="1.3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1" draw:style-name="gr1" draw:text-style-name="P1" draw:layer="layout" svg:width="1.832cm" svg:height="1.899cm" svg:x="7.448cm" svg:y="1.4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2" draw:style-name="gr1" draw:text-style-name="P1" draw:layer="layout" svg:width="1.832cm" svg:height="1.899cm" svg:x="7.548cm" svg:y="1.5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3" draw:style-name="gr1" draw:text-style-name="P1" draw:layer="layout" svg:width="1.832cm" svg:height="1.899cm" svg:x="7.648cm" svg:y="1.687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4" draw:style-name="gr1" draw:text-style-name="P1" draw:layer="layout" svg:width="1.832cm" svg:height="1.899cm" svg:x="7.748cm" svg:y="1.788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5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6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style-name="gr2" draw:text-style-name="P3" draw:layer="layout" svg:width="6.145cm" svg:height="0.962cm" svg:x="7.003cm" svg:y="3.95cm">
            <draw:text-box>
              <text:p text:style-name="P2">Stack of 100 frames</text:p>
            </draw:text-box>
          </draw:frame>
          <draw:frame draw:name="Picture 10_8" draw:style-name="gr3" draw:text-style-name="P1" draw:layer="layout" svg:width="2.163cm" svg:height="3.222cm" svg:x="9.952cm" svg:y="1.4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3" draw:text-style-name="P1" draw:layer="layout" svg:width="2.163cm" svg:height="3.222cm" svg:x="10.053cm" svg:y="1.3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1" draw:style-name="gr3" draw:text-style-name="P1" draw:layer="layout" svg:width="2.163cm" svg:height="3.222cm" svg:x="10.154cm" svg:y="1.2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2" draw:style-name="gr3" draw:text-style-name="P1" draw:layer="layout" svg:width="2.163cm" svg:height="3.222cm" svg:x="10.255cm" svg:y="1.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3" draw:style-name="gr3" draw:text-style-name="P1" draw:layer="layout" svg:width="2.163cm" svg:height="3.222cm" svg:x="10.356cm" svg:y="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4" draw:style-name="gr3" draw:text-style-name="P1" draw:layer="layout" svg:width="2.163cm" svg:height="3.222cm" svg:x="10.457cm" svg:y="0.9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</draw:g>
        <draw:g>
          <draw:custom-shape draw:style-name="gr4" draw:text-style-name="P4" draw:layer="layout" svg:width="2cm" svg:height="9.23cm" draw:transform="rotate (-1.55526289645215) translate (14.199cm 5.007cm)">
            <text:p/>
            <draw:enhanced-geometry svg:viewBox="0 0 21600 21600" draw:text-areas="0 0 21600 21600" draw:type="chevron" draw:modifiers="16191.90404797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5" draw:layer="layout" svg:width="6.844cm" svg:height="0.962cm" svg:x="6.178cm" svg:y="5.8cm">
            <draw:text-box>
              <text:p>1. Concatenate curves</text:p>
            </draw:text-box>
          </draw:frame>
        </draw:g>
        <draw:custom-shape draw:style-name="gr6" draw:text-style-name="P6" draw:layer="layout" svg:width="7cm" svg:height="3.95cm" svg:x="6.25cm" svg:y="1.0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5cm" svg:height="0.962cm" svg:x="14.25cm" svg:y="16.1cm">
          <draw:text-box>
            <text:p>X Nb of fractions</text:p>
          </draw:text-box>
        </draw:frame>
        <draw:frame draw:style-name="gr8" draw:text-style-name="P6" draw:layer="layout" svg:width="8.999cm" svg:height="1.75cm" svg:x="5.05cm" svg:y="7.25cm">
          <draw:image xlink:href="Pictures/10007D9000002CF20000143E199D832ACA6D5C6D.svg" xlink:type="simple" xlink:show="embed" xlink:actuate="onLoad" draw:mime-type="image/svg+xml">
            <text:p/>
          </draw:image>
          <draw:image xlink:href="Pictures/10000201000001B3000000C48F038EBD608CBF87.png" xlink:type="simple" xlink:show="embed" xlink:actuate="onLoad" draw:mime-type="image/png"/>
        </draw:frame>
        <draw:custom-shape draw:style-name="gr9" draw:text-style-name="P4" draw:layer="layout" svg:width="3.5cm" svg:height="1.25cm" draw:transform="rotate (0.407883446191075) translate (6.15cm 10.403cm)">
          <text:p text:style-name="P4">2. SVD</text:p>
          <text:p text:style-name="P4"/>
          <text:p text:style-name="P4"/>
          <draw:enhanced-geometry svg:viewBox="0 0 21600 21600" draw:text-areas="?f7 ?f0 21600 ?f2" draw:type="left-arrow" draw:modifiers="4701.2853470437 6008.633093525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.5cm" svg:height="1cm" draw:transform="rotate (-0.439822971502571) translate (10.276cm 9.155cm)">
          <text:p text:style-name="P4">3. NMF</text:p>
          <text:p text:style-name="P4"/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8.999cm" svg:height="2.124cm" svg:x="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3EA60F5EA1EE59E2.png" xlink:type="simple" xlink:show="embed" xlink:actuate="onLoad" draw:mime-type="image/png"/>
        </draw:frame>
        <draw:frame draw:style-name="gr11" draw:text-style-name="P6" draw:layer="layout" svg:width="8.999cm" svg:height="2.124cm" svg:x="1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3EA60F5EA1EE59E2.png" xlink:type="simple" xlink:show="embed" xlink:actuate="onLoad" draw:mime-type="image/png"/>
        </draw:frame>
        <draw:custom-shape draw:style-name="gr12" draw:text-style-name="P4" draw:layer="layout" svg:width="2.5cm" svg:height="1cm" draw:transform="rotate (1.5707963267949) translate (2cm 16cm)">
          <text:p text:style-name="P4">4. Bg</text:p>
          <text:p text:style-name="P4"/>
          <text:p text:style-name="P4"/>
          <draw:enhanced-geometry svg:viewBox="0 0 21600 21600" draw:text-areas="?f7 ?f0 21600 ?f2" draw:type="left-arrow" draw:modifiers="3428.70851659336 5869.330669330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0_5" draw:style-name="gr3" draw:text-style-name="P1" draw:layer="layout" svg:width="2.163cm" svg:height="3.222cm" svg:x="1.5cm" svg:y="15.5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custom-shape draw:style-name="gr13" draw:text-style-name="P4" draw:layer="layout" svg:width="3.5cm" svg:height="0.75cm" svg:x="4.25cm" svg:y="16.25cm">
          <text:p text:style-name="P4">5. Sub.</text:p>
          <text:p text:style-name="P4"/>
          <text:p text:style-name="P4">+ pea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6.25cm" svg:height="5cm" svg:x="8cm" svg:y="14.1cm">
          <text:p text:style-name="P7"><text:span text:style-name="T1">6. SAS-analysis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4.999cm" svg:height="4.225cm" svg:x="8.6cm" svg:y="14.675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C56940C469AA1786.png" xlink:type="simple" xlink:show="embed" xlink:actuate="onLoad" draw:mime-type="image/png"/>
        </draw:frame>
        <draw:frame draw:style-name="gr16" draw:text-style-name="P5" draw:layer="layout" svg:width="1.806cm" svg:height="0.962cm" svg:x="13.951cm" svg:y="2.7cm">
          <draw:text-box>
            <text:p>X 10</text:p>
          </draw:text-box>
        </draw:frame>
        <draw:g>
          <dr3d:scene draw:style-name="gr17" svg:width="3.181cm" svg:height="2.333cm" svg:x="17.069cm" svg:y="20.043cm" dr3d:transform="matrix (0.99992779946661 0.00977112579022469 -0.0069943516250005 -0.00101720004566519 0.648801911153956 0.76095666459204 0.0119733519922217 -0.760894608460178 0.648765006499505 0.0019694493887516cm 0.0958082749488015cm -0.510819135795049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8" draw:layer="layout" svg:viewBox="0 -5000 2500 10000" svg:d="M0-5000h250 250 500 500 500 250 250v10000h-250-250-500-500-500-250-250z"/>
          </dr3d:scene>
          <draw:frame draw:style-name="gr19" draw:text-style-name="P9" draw:layer="layout" svg:width="2.349cm" svg:height="1.673cm" svg:x="17.625cm" svg:y="22.327cm">
            <draw:text-box>
              <text:p>ISPyB</text:p>
            </draw:text-box>
          </draw:frame>
        </draw:g>
        <draw:custom-shape draw:style-name="gr10" draw:text-style-name="P4" draw:layer="layout" svg:width="3.5cm" svg:height="1cm" draw:transform="rotate (-0.439822971502571) translate (14.833cm 18cm)">
          <text:p text:style-name="P4">7.</text:p>
          <text:p text:style-name="P4"/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1:25:40.866245052</meta:creation-date>
    <dc:date>2022-06-27T16:38:43.210572780</dc:date>
    <meta:editing-duration>PT56M31S</meta:editing-duration>
    <meta:editing-cycles>6</meta:editing-cycles>
    <meta:generator>LibreOffice/7.0.4.2$Linux_X86_64 LibreOffice_project/00$Build-2</meta:generator>
    <meta:document-statistic meta:object-count="37"/>
  </office:meta>
</office:document-meta>
</file>